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374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0.7694in"/>
    </style:style>
    <style:style style:name="Table1.H" style:family="table-column">
      <style:table-column-properties style:column-width="0.8625in"/>
    </style:style>
    <style:style style:name="Table1.I" style:family="table-column">
      <style:table-column-properties style:column-width="0.5153in"/>
    </style:style>
    <style:style style:name="Table1.J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42299" officeooo:paragraph-rsid="001422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42299" officeooo:paragraph-rsid="001422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fr" fo:country="FR" style:text-underline-style="none" fo:font-weight="normal" officeooo:paragraph-rsid="00134061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14" style:family="paragraph" style:parent-style-name="Standard">
      <style:text-properties fo:language="fr" fo:country="FR" officeooo:rsid="000f3146" officeooo:paragraph-rsid="00134061"/>
    </style:style>
    <style:style style:name="P15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16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17" style:family="paragraph" style:parent-style-name="Standard">
      <style:text-properties fo:language="fr" fo:country="FR" officeooo:paragraph-rsid="00134061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34061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5223a" style:font-size-asian="12.25pt" style:font-weight-asian="normal" style:font-size-complex="14pt" style:font-weight-complex="normal"/>
    </style:style>
    <style:style style:name="T7" style:family="text">
      <style:text-properties officeooo:rsid="0011653c"/>
    </style:style>
    <style:style style:name="T8" style:family="text">
      <style:text-properties fo:font-size="12pt" officeooo:rsid="001485d2" style:font-size-asian="10.5pt" style:font-size-complex="12pt"/>
    </style:style>
    <style:style style:name="T9" style:family="text">
      <style:text-properties officeooo:rsid="001485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4">Jarski Paul</text:p>
      <text:p text:style-name="P14">Sok Chanattan</text:p>
      <text:p text:style-name="P14">LU2IN013</text:p>
      <text:p text:style-name="P17"/>
      <text:p text:style-name="P15"><text:span text:style-name="T2">Titre du Sprint: </text:span><text:span text:style-name="T3">Sprint #</text:span><text:span text:style-name="T6">3</text:span><text:span text:style-name="T3">: </text:span><text:span text:style-name="T6">avancement fulgurant</text:span></text:p>
      <text:p text:style-name="P16"/>
      <text:p text:style-name="P16"/>
      <text:p text:style-name="P9">Sprint Backlog :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A1" office:value-type="string">
            <text:p text:style-name="P1">Jour <text:span text:style-name="T7">5</text:span>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Créer de nouveaux agents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déplacements aléatoir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Empêcher les agents de marcher sur l’eau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1">Modifier le nombre et/ou apparence des objets dans le monde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génération de la forêt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probabilité de mise à feu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génération du terrain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X</text:p>
          </table:table-cell>
        </table:table-row>
      </table:table>
      <text:p text:style-name="P10"/>
      <text:p text:style-name="P10"><text:soft-page-break/></text:p>
      <text:p text:style-name="P11">Burn-down chart :</text:p>
      <text:p text:style-name="P10"/>
      <text:p text:style-name="P10">S<text:span text:style-name="T1">print Review :</text:span></text:p>
      <text:p text:style-name="P12"><text:tab/><text:span text:style-name="T8">Nous n’avons que très peu avancé en raison de diverses raisons et notamment en raison des autres cours.</text:span></text:p>
      <text:p text:style-name="P10"/>
      <text:p text:style-name="P10">S<text:span text:style-name="T1">print Retrospective :</text:span></text:p>
      <text:p text:style-name="P8"><text:tab/><text:span text:style-name="T9">Le projet stagne, nous l’avancerons la semaine prochaine.</text:span></text:p>
      <text:p text:style-name="P7"/>
      <text:p text:style-name="P13">Product increment : 968127a82647b776ab4c97e6180f891c6063cc5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4-11T13:27:31.330765523</dc:date>
    <meta:editing-duration>PT26M23S</meta:editing-duration>
    <meta:editing-cycles>4</meta:editing-cycles>
    <meta:generator>LibreOffice/7.1.7.2$Linux_X86_64 LibreOffice_project/10$Build-2</meta:generator>
    <meta:document-statistic meta:table-count="1" meta:image-count="0" meta:object-count="0" meta:page-count="2" meta:paragraph-count="92" meta:word-count="210" meta:character-count="1017" meta:non-whitespace-character-count="897"/>
  </office:meta>
</office:document-meta>
</file>